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56,841,216,41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32,121,063,806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13,115,929,314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02,673,070,846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52,993,631,61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43,584,391,647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27,148,943,812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44,003,137,611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21,995,279,401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21,241,303,699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53,361,038,818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19,423,424,509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82,884,947,703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64,467,336,457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51,373,002,954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8,096,033,517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78,635,163,717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64,791,442,543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64,158,739,097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77,965,188,354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76,991,934,992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73,537,647,058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87,632,346,388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28:55.319809571</dc:date>
    <meta:editing-duration>PT1H21M15S</meta:editing-duration>
    <meta:editing-cycles>46</meta:editing-cycles>
    <meta:generator>LibreOffice/7.2.6.2$Linux_X86_64 LibreOffice_project/20$Build-2</meta:generator>
    <meta:document-statistic meta:table-count="1" meta:cell-count="48" meta:object-count="0"/>
  </office:meta>
</office:document-meta>
</file>